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7pt" officeooo:rsid="00758099" officeooo:paragraph-rsid="00758099" style:font-size-asian="7pt" style:font-size-complex="7pt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bold" officeooo:rsid="00f089e6" officeooo:paragraph-rsid="00f926be" style:font-weight-asian="bold" style:font-weight-complex="bold"/>
    </style:style>
    <style:style style:name="P4" style:family="paragraph" style:parent-style-name="Text_20_body">
      <style:text-properties fo:font-weight="bold" officeooo:rsid="00f089e6" officeooo:paragraph-rsid="00fb02ec" style:font-weight-asian="bold" style:font-weight-complex="bold"/>
    </style:style>
    <style:style style:name="P5" style:family="paragraph" style:parent-style-name="Text_20_body">
      <style:text-properties fo:font-weight="bold" officeooo:rsid="00f089e6" officeooo:paragraph-rsid="00fcd46e" style:font-weight-asian="bold" style:font-weight-complex="bold"/>
    </style:style>
    <style:style style:name="P6" style:family="paragraph" style:parent-style-name="Text_20_body">
      <style:text-properties fo:font-weight="bold" officeooo:rsid="00f089e6" officeooo:paragraph-rsid="0100feca" style:font-weight-asian="bold" style:font-weight-complex="bold"/>
    </style:style>
    <style:style style:name="P7" style:family="paragraph" style:parent-style-name="Text_20_body">
      <style:text-properties fo:font-weight="bold" officeooo:rsid="00f089e6" officeooo:paragraph-rsid="01039cd4" style:font-weight-asian="bold" style:font-weight-complex="bold"/>
    </style:style>
    <style:style style:name="P8" style:family="paragraph" style:parent-style-name="Text_20_body">
      <style:text-properties fo:font-weight="bold" officeooo:rsid="00f089e6" officeooo:paragraph-rsid="01051b8b" style:font-weight-asian="bold" style:font-weight-complex="bold"/>
    </style:style>
    <style:style style:name="P9" style:family="paragraph" style:parent-style-name="Text_20_body">
      <style:text-properties fo:font-weight="bold" officeooo:paragraph-rsid="00f926be" style:font-weight-asian="bold" style:font-weight-complex="bold"/>
    </style:style>
    <style:style style:name="P10" style:family="paragraph" style:parent-style-name="Text_20_body">
      <style:text-properties officeooo:paragraph-rsid="00f6ed7c"/>
    </style:style>
    <style:style style:name="P11" style:family="paragraph" style:parent-style-name="Text_20_body">
      <style:text-properties officeooo:rsid="00f3d7e8" officeooo:paragraph-rsid="00f926be"/>
    </style:style>
    <style:style style:name="P12" style:family="paragraph" style:parent-style-name="Text_20_body">
      <style:text-properties officeooo:rsid="00f3d7e8" officeooo:paragraph-rsid="00fb02ec"/>
    </style:style>
    <style:style style:name="P13" style:family="paragraph" style:parent-style-name="Text_20_body">
      <style:text-properties officeooo:rsid="00f3d7e8" officeooo:paragraph-rsid="00fcd46e"/>
    </style:style>
    <style:style style:name="P14" style:family="paragraph" style:parent-style-name="Text_20_body">
      <style:text-properties officeooo:rsid="00f3d7e8" officeooo:paragraph-rsid="00fe3d93"/>
    </style:style>
    <style:style style:name="P15" style:family="paragraph" style:parent-style-name="Text_20_body">
      <style:text-properties officeooo:rsid="00f3d7e8" officeooo:paragraph-rsid="0101a9dc"/>
    </style:style>
    <style:style style:name="P16" style:family="paragraph" style:parent-style-name="Text_20_body">
      <style:text-properties officeooo:rsid="00f3d7e8" officeooo:paragraph-rsid="01039cd4"/>
    </style:style>
    <style:style style:name="P17" style:family="paragraph" style:parent-style-name="Text_20_body">
      <style:text-properties officeooo:rsid="00f3d7e8" officeooo:paragraph-rsid="0104fb8d"/>
    </style:style>
    <style:style style:name="P18" style:family="paragraph" style:parent-style-name="Text_20_body">
      <style:text-properties officeooo:rsid="00ff4efb" officeooo:paragraph-rsid="00ff4efb"/>
    </style:style>
    <style:style style:name="P19" style:family="paragraph" style:parent-style-name="Text_20_body">
      <style:text-properties officeooo:rsid="00ff4efb" officeooo:paragraph-rsid="01051b8b"/>
    </style:style>
    <style:style style:name="P20" style:family="paragraph" style:parent-style-name="Text_20_body">
      <style:text-properties officeooo:rsid="0102ea71" officeooo:paragraph-rsid="0102ea71"/>
    </style:style>
    <style:style style:name="P21" style:family="paragraph" style:parent-style-name="Text_20_body">
      <style:text-properties officeooo:rsid="0104fb8d" officeooo:paragraph-rsid="0104fb8d"/>
    </style:style>
    <style:style style:name="P22" style:family="paragraph" style:parent-style-name="Heading_20_2">
      <style:text-properties officeooo:rsid="00e81e16" officeooo:paragraph-rsid="009cfa3e"/>
    </style:style>
    <style:style style:name="T1" style:family="text">
      <style:text-properties officeooo:rsid="00e81e16"/>
    </style:style>
    <style:style style:name="T2" style:family="text">
      <style:text-properties officeooo:rsid="00f6ed7c"/>
    </style:style>
    <style:style style:name="T3" style:family="text">
      <style:text-properties officeooo:rsid="00f926be"/>
    </style:style>
    <style:style style:name="T4" style:family="text">
      <style:text-properties officeooo:rsid="00fb02ec"/>
    </style:style>
    <style:style style:name="T5" style:family="text">
      <style:text-properties officeooo:rsid="00fcd46e"/>
    </style:style>
    <style:style style:name="T6" style:family="text">
      <style:text-properties officeooo:rsid="00fe3d93"/>
    </style:style>
    <style:style style:name="T7" style:family="text">
      <style:text-properties officeooo:rsid="0100feca"/>
    </style:style>
    <style:style style:name="T8" style:family="text">
      <style:text-properties officeooo:rsid="0101a9d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2"><text:span text:style-name="T2">Get started</text:span></text:h>
      <text:p text:style-name="P1">19<text:span text:style-name="T1">1026</text:span>, <text:s/><text:span text:style-name="T1">26</text:span>.<text:span text:style-name="T1">10</text:span>.2019/pekka</text:p>
      <text:p text:style-name="P20">New IO device project.</text:p>
      <text:p text:style-name="P20"/>
      <text:p text:style-name="P2"><text:span text:style-name="T2">Setup your development environment test it</text:span></text:p>
      <text:p text:style-name="P10"><text:span text:style-name="T2">X…</text:span></text:p>
      <text:p text:style-name="P10"/>
      <text:p text:style-name="P2"><text:span text:style-name="T2">Get up to date iocom and related libraries</text:span></text:p>
      <text:p text:style-name="Text_20_body"><text:span text:style-name="T2">X..</text:span>.</text:p>
      <text:p text:style-name="Text_20_body"/>
      <text:p text:style-name="P9"><text:span text:style-name="T3">Build and test iocom examples on linux or windows</text:span></text:p>
      <text:p text:style-name="Text_20_body"><text:span text:style-name="T3">X</text:span>.</text:p>
      <text:p text:style-name="Text_20_body"/>
      <text:p text:style-name="P2"><text:span text:style-name="T3">Build and test iocom examples on your target hardware</text:span></text:p>
      <text:p text:style-name="Text_20_body"><text:span text:style-name="T3">X</text:span> </text:p>
      <text:p text:style-name="Text_20_body"/>
      <text:p text:style-name="P3"><text:span text:style-name="T3">Copy example project as staring point (alternative 1)</text:span></text:p>
      <text:p text:style-name="P18">Choose name for your <text:span text:style-name="T7">application</text:span>, only alpha ‘a’ -’z’ and ‘A’ - ‘Z’, no underlines, special chatacters or numbers. <text:span text:style-name="T7">Make it short.</text:span></text:p>
      <text:p text:style-name="P14"><text:span text:style-name="T6">Copy gina</text:span></text:p>
      <text:p text:style-name="P14"><text:span text:style-name="T6">Delete temporary and other unnecessary files</text:span></text:p>
      <text:p text:style-name="P14"/>
      <text:p text:style-name="P8"><text:span text:style-name="T3">Copy IOCOM calls from example project to your application (alternative 2)</text:span></text:p>
      <text:p text:style-name="P19"/>
      <text:p text:style-name="P6"><text:span text:style-name="T7">Change gina to your application name add ne it to your version management</text:span></text:p>
      <text:p text:style-name="P18">Rename files</text:p>
      <text:p text:style-name="P18">Replace text gina with your ptoject name</text:p>
      <text:p text:style-name="P14"><text:span text:style-name="T6">Add to GIT or SVN repo.</text:span></text:p>
      <text:p text:style-name="P11"/>
      <text:p text:style-name="P5"><text:span text:style-name="T5">Add new project to your version management system</text:span></text:p>
      <text:p text:style-name="P13"><text:span text:style-name="T5">Clean it upXx</text:span></text:p>
      <text:p text:style-name="P13"/>
      <text:p text:style-name="P7"><text:span text:style-name="T4">See that your new application builds, loads and starts on Windows or Linux</text:span></text:p>
      <text:p text:style-name="P16"><text:span text:style-name="T3">Xx</text:span></text:p>
      <text:p text:style-name="P21">Test the communication</text:p>
      <text:p text:style-name="P16"/>
      <text:p text:style-name="P4"><text:span text:style-name="T4">See that your new application builds, loads and starts on target hardware</text:span></text:p>
      <text:p text:style-name="P12"><text:span text:style-name="T3">Xx</text:span></text:p>
      <text:p text:style-name="P21">Test the communication</text:p>
      <text:p text:style-name="P17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20-03-27T14:18:38.689183234</dc:date>
    <meta:editing-duration>P2DT4H6M30S</meta:editing-duration>
    <meta:editing-cycles>217</meta:editing-cycles>
    <meta:generator>LibreOffice/5.2.7.2$Linux_X86_64 LibreOffice_project/20m0$Build-2</meta:generator>
    <meta:document-statistic meta:table-count="0" meta:image-count="0" meta:object-count="0" meta:page-count="1" meta:paragraph-count="28" meta:word-count="165" meta:character-count="967" meta:non-whitespace-character-count="828"/>
  </office:meta>
</office:document-meta>
</file>